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color="#000000" draw:fill-color="#ffd320" draw:opacity="50%" draw:textarea-horizontal-align="justify" draw:textarea-vertical-align="middle" draw:auto-grow-height="false" fo:min-height="9.66cm" fo:min-width="11.07cm"/>
    </style:style>
    <style:style style:name="gr2" style:family="graphic" style:parent-style-name="standard">
      <style:graphic-properties draw:stroke="none" draw:stroke-dash="Fine_20_Dashed" svg:stroke-color="#000000" draw:fill-color="#004586" draw:opacity="50%" draw:textarea-horizontal-align="justify" draw:textarea-vertical-align="middle" draw:auto-grow-height="false" fo:min-height="2.074cm" fo:min-width="11.0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303cm" fo:min-width="2.44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311cm" fo:min-width="2.44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27cm" fo:min-width="2.441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1.271cm" fo:min-width="1.034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1.992cm" fo:min-width="3.03cm"/>
    </style:style>
    <style:style style:name="gr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414cm" fo:min-width="3.03cm"/>
    </style:style>
    <style:style style:name="gr9" style:family="graphic" style:parent-style-name="standard">
      <style:graphic-properties draw:stroke="none" svg:stroke-color="#000000" draw:fill="none" draw:fill-color="#ffffff" draw:opacity="100%" draw:opacity-name="" draw:textarea-horizontal-align="center" draw:textarea-vertical-align="middle" draw:auto-grow-height="true" draw:auto-grow-width="false" fo:min-height="0.458cm" fo:min-width="0cm"/>
    </style:style>
    <style:style style:name="gr10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draw:marker-start-width="0.242cm" draw:marker-end="Rounded_20_short_20_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opacity="100%" draw:opacity-name="" draw:textarea-horizontal-align="left" draw:textarea-vertical-align="middle" draw:auto-grow-height="true" draw:auto-grow-width="false" fo:min-height="0.417cm" fo:min-width="0cm"/>
    </style:style>
    <style:style style:name="gr14" style:family="graphic" style:parent-style-name="standard">
      <style:graphic-properties draw:stroke="none" svg:stroke-color="#000000" draw:fill="none" draw:fill-color="#ffffff" draw:opacity="100%" draw:opacity-name="" draw:textarea-horizontal-align="left" draw:textarea-vertical-align="middle" draw:auto-grow-height="true" draw:auto-grow-width="false" fo:min-height="0.458cm" fo:min-width="0cm"/>
    </style:style>
    <style:style style:name="P1" style:family="paragraph">
      <loext:graphic-properties draw:fill-color="#ffd320" draw:opacity="50%"/>
      <style:paragraph-properties fo:text-align="center"/>
    </style:style>
    <style:style style:name="P2" style:family="paragraph">
      <loext:graphic-properties draw:fill-color="#004586" draw:opacity="50%"/>
      <style:paragraph-properties fo:text-align="center"/>
    </style:style>
    <style:style style:name="P3" style:family="paragraph">
      <style:paragraph-properties fo:text-align="center"/>
      <style:text-properties style:font-name="Ubuntu Condensed" fo:font-size="9.69999980926514pt"/>
    </style:style>
    <style:style style:name="P4" style:family="paragraph">
      <loext:graphic-properties draw:fill="none"/>
      <style:paragraph-properties fo:text-align="center"/>
      <style:text-properties style:font-name="Ubuntu Condensed" fo:font-size="9.69999980926514pt"/>
    </style:style>
    <style:style style:name="P5" style:family="paragraph">
      <style:paragraph-properties fo:text-align="center"/>
      <style:text-properties style:font-name="Ubuntu Condensed" fo:font-size="9.69999980926514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style:font-name="Ubuntu Condensed" fo:font-size="9.69999980926514pt" fo:font-weight="bold" style:font-weight-asian="bold" style:font-weight-complex="bold"/>
    </style:style>
    <style:style style:name="P7" style:family="paragraph">
      <style:paragraph-properties fo:text-align="center"/>
      <style:text-properties style:font-name="Ubuntu Condensed" fo:font-size="9.69999980926514pt" fo:font-weight="bold"/>
    </style:style>
    <style:style style:name="P8" style:family="paragraph">
      <loext:graphic-properties draw:fill="solid" draw:fill-color="#cccccc"/>
      <style:paragraph-properties fo:text-align="center"/>
      <style:text-properties style:font-name="Ubuntu Condensed" fo:font-size="9.69999980926514pt"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style:font-name="Ubuntu Condensed" fo:font-size="11.6000003814697pt"/>
    </style:style>
    <style:style style:name="P11" style:family="paragraph">
      <loext:graphic-properties draw:fill="none" draw:fill-color="#ffffff" draw:opacity="100%"/>
      <style:paragraph-properties fo:text-align="center"/>
      <style:text-properties style:font-name="Ubuntu Condensed" fo:font-size="11.6000003814697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style:font-name="Ubuntu Condensed" fo:font-size="9pt" style:font-size-asian="9pt" style:font-size-complex="9pt"/>
    </style:style>
    <style:style style:name="P14" style:family="paragraph">
      <style:paragraph-properties fo:text-align="center"/>
      <style:text-properties style:font-name="Ubuntu Condensed" fo:font-size="8pt" style:font-size-asian="8pt" style:font-size-complex="8pt"/>
    </style:style>
    <style:style style:name="P15" style:family="paragraph">
      <loext:graphic-properties draw:fill="none"/>
      <style:paragraph-properties fo:text-align="center"/>
      <style:text-properties style:font-name="Ubuntu Condensed" fo:font-size="8pt" style:font-size-asian="8pt" style:font-size-complex="8pt"/>
    </style:style>
    <style:style style:name="P16" style:family="paragraph">
      <style:paragraph-properties fo:text-align="center"/>
      <style:text-properties fo:color="#004586" style:font-name="Ubuntu Condensed" fo:font-size="11.6000003814697pt" fo:font-weight="bold"/>
    </style:style>
    <style:style style:name="P17" style:family="paragraph">
      <loext:graphic-properties draw:fill="none" draw:fill-color="#ffffff" draw:opacity="100%"/>
      <style:paragraph-properties fo:text-align="center"/>
      <style:text-properties fo:color="#004586" style:font-name="Ubuntu Condensed" fo:font-size="11.6000003814697pt" fo:font-weight="bold"/>
    </style:style>
    <style:style style:name="P18" style:family="paragraph">
      <style:paragraph-properties fo:text-align="center"/>
      <style:text-properties fo:color="#ff950e" style:font-name="Ubuntu Condensed" fo:font-size="11.6000003814697pt" fo:font-weight="bold" fo:background-color="transparent"/>
    </style:style>
    <style:style style:name="P19" style:family="paragraph">
      <loext:graphic-properties draw:fill="none" draw:fill-color="#ffffff" draw:opacity="100%"/>
      <style:paragraph-properties fo:text-align="center"/>
      <style:text-properties fo:color="#ff950e" style:font-name="Ubuntu Condensed" fo:font-size="11.6000003814697pt" fo:font-weight="bold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style:font-name="Ubuntu Condensed"/>
    </style:style>
    <style:style style:name="T4" style:family="text">
      <style:text-properties style:font-name="Ubuntu Condensed" fo:font-size="10pt" fo:font-weight="bold" style:font-weight-asian="bold" style:font-weight-complex="bold"/>
    </style:style>
    <style:style style:name="T5" style:family="text">
      <style:text-properties style:text-position="-33% 58%" style:font-name="Ubuntu Condensed" fo:font-size="10pt" fo:font-weight="bold" style:font-weight-asian="bold" style:font-weight-complex="bold"/>
    </style:style>
    <style:style style:name="T6" style:family="text">
      <style:text-properties style:font-name="Ubuntu Condensed" fo:font-size="10pt"/>
    </style:style>
    <style:style style:name="T7" style:family="text">
      <style:text-properties style:font-name="Ubuntu Condensed" fo:font-size="9pt" style:font-size-asian="9pt" style:font-size-complex="9pt"/>
    </style:style>
    <style:style style:name="T8" style:family="text">
      <style:text-properties style:font-name="Ubuntu Condensed" fo:font-size="8pt" style:font-size-asian="8pt" style:font-size-complex="8pt"/>
    </style:style>
    <style:style style:name="T9" style:family="text">
      <style:text-properties style:font-name="Ubuntu Condensed" fo:font-size="11.6000003814697pt" fo:font-weight="bold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7cm" svg:height="9.91cm" svg:x="3.818cm" svg:y="2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57cm" svg:height="2.324cm" svg:x="3.818cm" svg:y="12.3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2.941cm" svg:height="1.553cm" svg:x="12.054cm" svg:y="7.681cm">
          <text:p text:style-name="P3">[JSY_MK_323]</text:p>
          <text:p text:style-name="P3"/>
          <text:p text:style-name="P3"><text:span text:style-name="T1">heat_pump</text:span><text:span text:style-name="T2">2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2.941cm" svg:height="1.553cm" svg:x="12.054cm" svg:y="10.207cm">
          <text:p text:style-name="P3"><text:span text:style-name="T3">[DDS238_1_ZN]</text:span></text:p>
          <text:p text:style-name="P3"/>
          <text:p text:style-name="P3"><text:span text:style-name="T1">old_pv</text:span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2.941cm" svg:height="1.553cm" svg:x="12.054cm" svg:y="5.155cm">
          <text:p text:style-name="P3"><text:span text:style-name="T3">[DDS238_1_ZN]</text:span></text:p>
          <text:p text:style-name="P3"/>
          <text:p text:style-name="P3"><text:span text:style-name="T1">house</text:span><text:span text:style-name="T2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2.941cm" svg:height="1.553cm" svg:x="12.054cm" svg:y="2.629cm">
          <text:p text:style-name="P3">[Inverter]</text:p>
          <text:p text:style-name="P3"/>
          <text:p text:style-name="P3"><text:span text:style-name="T4">inverter</text:span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941cm" svg:height="1.553cm" svg:x="4.21cm" svg:y="7.681cm">
          <text:p text:style-name="P3"><text:span text:style-name="T6">[UsbRtuAdapter]</text:span></text:p>
          <text:p text:style-name="P3"/>
          <text:p text:style-name="P3"><text:span text:style-name="T1">rs485_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.941cm" svg:height="1.561cm" svg:x="4.21cm" svg:y="2.629cm">
          <text:p text:style-name="P3"><text:span text:style-name="T6">[HuaweiWifi]</text:span></text:p>
          <text:p text:style-name="P3"/>
          <text:p text:style-name="P3"><text:span text:style-name="T4">huawei_wif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941cm" svg:height="1.52cm" svg:x="21.859cm" svg:y="6.453cm">
          <text:p text:style-name="P3"><text:span text:style-name="T6">[EmonCMS]</text:span></text:p>
          <text:p text:style-name="P3"/>
          <text:p text:style-name="P3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941cm" svg:height="1.52cm" svg:x="21.859cm" svg:y="8.944cm">
          <text:p text:style-name="P3"><text:span text:style-name="T6">[CsvFile]</text:span></text:p>
          <text:p text:style-name="P3"/>
          <text:p text:style-name="P3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2.941cm" svg:height="1.561cm" svg:x="12.054cm" svg:y="12.733cm">
          <text:p text:style-name="P3"><text:span text:style-name="T6">[Altherma]</text:span></text:p>
          <text:p text:style-name="P3"/>
          <text:p text:style-name="P3"><text:span text:style-name="T1">alterm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2.941cm" svg:height="1.553cm" svg:x="8.132cm" svg:y="12.733cm">
          <text:p text:style-name="P3"><text:span text:style-name="T6">[ELM327]</text:span></text:p>
          <text:p text:style-name="P3"/>
          <text:p text:style-name="P3"><text:span text:style-name="T1">_elm32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2.941cm" svg:height="1.553cm" svg:x="4.21cm" svg:y="12.733cm">
          <text:p text:style-name="P3"><text:span text:style-name="T6">[SerialConnection]</text:span></text:p>
          <text:p text:style-name="P3"/>
          <text:p text:style-name="P3"><text:span text:style-name="T1">serial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3" draw:id="id13" draw:layer="layout" svg:width="2.941cm" svg:height="1.561cm" svg:x="16.957cm" svg:y="7.681cm">
          <text:p text:style-name="P5"><text:span text:style-name="T4">mai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6" draw:id="id6" draw:layer="layout" svg:width="1.568cm" svg:height="1.555cm" svg:x="1.661cm" svg:y="12.733cm">
          <text:p text:style-name="P7"><text:span text:style-name="T6">USB 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4" draw:id="id4" draw:layer="layout" svg:width="1.568cm" svg:height="1.555cm" svg:x="1.661cm" svg:y="7.679cm">
          <text:p text:style-name="P7"><text:span text:style-name="T6">USB 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" draw:id="id1" draw:layer="layout" svg:width="1.568cm" svg:height="1.555cm" svg:x="1.661cm" svg:y="2.628cm">
          <text:p text:style-name="P7"><text:span text:style-name="T6">WiFi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15" draw:id="id15" draw:layer="layout" svg:width="3.53cm" svg:height="12.242cm" svg:x="11.76cm" svg:y="2.3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14" draw:id="id14" draw:layer="layout" svg:width="3.53cm" svg:height="4.664cm" svg:x="21.565cm" svg:y="6.126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3.53cm" svg:height="0.708cm" svg:x="11.76cm" svg:y="14.747cm">
          <draw:text-box>
            <text:p text:style-name="P10">input_devices</text:p>
          </draw:text-box>
        </draw:frame>
        <draw:frame draw:style-name="gr9" draw:text-style-name="P11" draw:layer="layout" svg:width="3.53cm" svg:height="0.708cm" svg:x="21.565cm" svg:y="10.958cm">
          <draw:text-box>
            <text:p text:style-name="P10">output_devices</text:p>
          </draw:text-box>
        </draw:frame>
        <draw:connector draw:style-name="gr10" draw:text-style-name="P9" draw:layer="layout" draw:type="line" svg:x1="3.229cm" svg:y1="3.405cm" svg:x2="4.21cm" svg:y2="3.409cm" draw:start-shape="id1" draw:start-glue-point="1" draw:end-shape="id2" draw:end-glue-point="3" svg:d="M3229 3405l981 4" svg:viewBox="0 0 982 5">
          <text:p/>
        </draw:connector>
        <draw:connector draw:style-name="gr10" draw:text-style-name="P9" draw:layer="layout" draw:type="line" svg:x1="7.151cm" svg:y1="3.409cm" svg:x2="12.054cm" svg:y2="3.405cm" draw:start-shape="id2" draw:start-glue-point="1" draw:end-shape="id3" draw:end-glue-point="3" svg:d="M7151 3409l4903-4" svg:viewBox="0 0 4904 5">
          <text:p/>
        </draw:connector>
        <draw:connector draw:style-name="gr10" draw:text-style-name="P9" draw:layer="layout" draw:type="line" svg:x1="3.229cm" svg:y1="8.456cm" svg:x2="4.21cm" svg:y2="8.457cm" draw:start-shape="id4" draw:start-glue-point="1" draw:end-shape="id5" draw:end-glue-point="3" svg:d="M3229 8456l981 1" svg:viewBox="0 0 982 2">
          <text:p/>
        </draw:connector>
        <draw:connector draw:style-name="gr10" draw:text-style-name="P9" draw:layer="layout" draw:type="line" svg:x1="3.229cm" svg:y1="13.51cm" svg:x2="4.21cm" svg:y2="13.509cm" draw:start-shape="id6" draw:start-glue-point="1" draw:end-shape="id7" draw:end-glue-point="3" svg:d="M3229 13510l981-1" svg:viewBox="0 0 982 2">
          <text:p/>
        </draw:connector>
        <draw:connector draw:style-name="gr10" draw:text-style-name="P9" draw:layer="layout" draw:type="line" svg:x1="8.132cm" svg:y1="13.509cm" svg:x2="7.151cm" svg:y2="13.509cm" draw:start-shape="id8" draw:start-glue-point="3" draw:end-shape="id7" draw:end-glue-point="1" svg:d="M8132 13509h-981" svg:viewBox="0 0 982 1">
          <text:p/>
        </draw:connector>
        <draw:connector draw:style-name="gr10" draw:text-style-name="P9" draw:layer="layout" draw:type="line" svg:x1="12.054cm" svg:y1="13.513cm" svg:x2="11.073cm" svg:y2="13.509cm" draw:start-shape="id9" draw:start-glue-point="3" draw:end-shape="id8" draw:end-glue-point="1" svg:d="M12054 13513l-981-4" svg:viewBox="0 0 982 5">
          <text:p/>
        </draw:connector>
        <draw:connector draw:style-name="gr11" draw:text-style-name="P9" draw:layer="layout" svg:x1="7.151cm" svg:y1="8.457cm" svg:x2="12.054cm" svg:y2="10.983cm" draw:start-shape="id5" draw:start-glue-point="1" draw:end-shape="id10" draw:end-glue-point="3" svg:d="M7151 8457h2451v2526h2452" svg:viewBox="0 0 4904 2527">
          <text:p/>
        </draw:connector>
        <draw:connector draw:style-name="gr11" draw:text-style-name="P9" draw:layer="layout" svg:x1="7.151cm" svg:y1="8.457cm" svg:x2="12.054cm" svg:y2="8.457cm" draw:start-shape="id5" draw:start-glue-point="1" draw:end-shape="id11" svg:d="M7151 8457h4903" svg:viewBox="0 0 4904 1">
          <text:p/>
        </draw:connector>
        <draw:connector draw:style-name="gr11" draw:text-style-name="P9" draw:layer="layout" svg:x1="7.151cm" svg:y1="8.457cm" svg:x2="12.054cm" svg:y2="5.931cm" draw:start-shape="id5" draw:start-glue-point="1" draw:end-shape="id12" svg:d="M7151 8457h2451v-2526h2452" svg:viewBox="0 0 4904 2527">
          <text:p/>
        </draw:connector>
        <draw:connector draw:style-name="gr12" draw:text-style-name="P13" draw:layer="layout" svg:x1="19.898cm" svg:y1="8.461cm" svg:x2="21.565cm" svg:y2="8.458cm" draw:start-shape="id13" draw:start-glue-point="1" draw:end-shape="id14" draw:end-glue-point="3" svg:d="M19898 8461h833v-3h834" svg:viewBox="0 0 1668 4">
          <text:p text:style-name="P12"><text:span text:style-name="T7">wri</text:span><text:span text:style-name="T7">te</text:span></text:p>
          <text:p text:style-name="P12"><text:span text:style-name="T7"/></text:p>
        </draw:connector>
        <draw:connector draw:style-name="gr12" draw:text-style-name="P15" draw:layer="layout" svg:x1="16.957cm" svg:y1="8.461cm" svg:x2="15.29cm" svg:y2="8.458cm" draw:start-shape="id13" draw:start-glue-point="3" draw:end-shape="id15" draw:end-glue-point="1" svg:d="M16957 8461h-834v-3h-833" svg:viewBox="0 0 1668 4">
          <text:p text:style-name="P14"><text:span text:style-name="T8">pee</text:span><text:span text:style-name="T8">k</text:span></text:p>
          <text:p text:style-name="P14"><text:span text:style-name="T8"/></text:p>
        </draw:connector>
        <draw:frame draw:style-name="gr13" draw:text-style-name="P17" draw:layer="layout" svg:width="1.961cm" svg:height="0.708cm" svg:x="3.809cm" svg:y="14.662cm">
          <draw:text-box>
            <text:p text:style-name="P16">daikin.py</text:p>
          </draw:text-box>
        </draw:frame>
        <draw:frame draw:style-name="gr14" draw:text-style-name="P19" draw:layer="layout" svg:width="3.8cm" svg:height="0.708cm" svg:x="3.77cm" svg:y="1.57cm">
          <draw:text-box>
            <text:p text:style-name="P18"><text:span text:style-name="T9">huawei_sun2000.p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03T15:06:08.227772820</meta:creation-date>
    <dc:date>2023-01-03T17:58:19.009680832</dc:date>
    <meta:editing-duration>PT2H19M45S</meta:editing-duration>
    <meta:editing-cycles>5</meta:editing-cycles>
    <meta:generator>LibreOffice/6.0.7.3$Linux_X86_64 LibreOffice_project/00m0$Build-3</meta:generator>
    <meta:document-statistic meta:object-count="34"/>
  </office:meta>
</office:document-meta>
</file>